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You Took The Words Right Out Of My Mouth</text:p>
      <text:p text:style-name="P2"/>
      <text:section text:style-name="Sect1" text:name="Section1">
        <text:p text:style-name="Preformatted_20_Text"/>
        <text:p text:style-name="Preformatted_20_Text">I bet you say that to all the boys. </text:p>
        <text:p text:style-name="Preformatted_20_Text"/>
        <text:p text:style-name="Preformatted_20_Text">A D <text:s/>D E 2x</text:p>
        <text:p text:style-name="Preformatted_20_Text"/>
        <text:p text:style-name="Preformatted_20_Text"><text:s text:c="9"/>A <text:s text:c="23"/>D</text:p>
        <text:p text:style-name="Preformatted_20_Text">It was a hot summer night and the beach was burning </text:p>
        <text:p text:style-name="Preformatted_20_Text"><text:s text:c="12"/>A <text:s text:c="20"/>D</text:p>
        <text:p text:style-name="Preformatted_20_Text">There was a fog crawling over the sand </text:p>
        <text:p text:style-name="Preformatted_20_Text"><text:s text:c="7"/>A <text:s text:c="30"/>D</text:p>
        <text:p text:style-name="Preformatted_20_Text">When I listen to your heart I hear the whole world turning </text:p>
        <text:p text:style-name="Preformatted_20_Text"><text:s text:c="2"/>G <text:s text:c="6"/></text:p>
        <text:p text:style-name="Preformatted_20_Text">I see the shooting stars </text:p>
        <text:p text:style-name="Preformatted_20_Text"><text:s text:c="8"/>Bm <text:s text:c="20"/>A</text:p>
        <text:p text:style-name="Preformatted_20_Text">Falling through your trembling hands</text:p>
        <text:p text:style-name="Preformatted_20_Text"/>
        <text:p text:style-name="Preformatted_20_Text"><text:s text:c="9"/>A <text:s text:c="25"/>D</text:p>
        <text:p text:style-name="Preformatted_20_Text">You were licking your lips and your lipstick shining </text:p>
        <text:p text:style-name="Preformatted_20_Text"><text:s text:c="6"/>A <text:s text:c="22"/>D</text:p>
        <text:p text:style-name="Preformatted_20_Text">I was dying just to ask for a taste </text:p>
        <text:p text:style-name="Preformatted_20_Text"><text:s text:c="8"/>A <text:s text:c="18"/>D</text:p>
        <text:p text:style-name="Preformatted_20_Text">We were lying together in a silver lining </text:p>
        <text:p text:style-name="Preformatted_20_Text"><text:s text:c="7"/>G</text:p>
        <text:p text:style-name="Preformatted_20_Text">By the light of the moon </text:p>
        <text:p text:style-name="Preformatted_20_Text"><text:s text:c="17"/>Bm</text:p>
        <text:p text:style-name="Preformatted_20_Text">You know there's not another moment,</text:p>
        <text:p text:style-name="Preformatted_20_Text">Bm</text:p>
        <text:p text:style-name="Preformatted_20_Text">not another moment, </text:p>
        <text:p text:style-name="Preformatted_20_Text">Bm <text:s text:c="19"/>A</text:p>
        <text:p text:style-name="Preformatted_20_Text">not another moment to waste</text:p>
        <text:p text:style-name="Preformatted_20_Text"/>
        <text:p text:style-name="Preformatted_20_Text"><text:s text:c="4"/>Bm <text:s text:c="8"/>A <text:s text:c="12"/>G <text:s text:c="9"/>A</text:p>
        <text:p text:style-name="Preformatted_20_Text">You hold me so close that my knees grow weak </text:p>
        <text:p text:style-name="Preformatted_20_Text"><text:s text:c="7"/>Bm <text:s text:c="5"/>F#m <text:s text:c="9"/>A <text:s text:c="8"/></text:p>
        <text:p text:style-name="Preformatted_20_Text">But my soul is flying high above the ground </text:p>
        <text:p text:style-name="Preformatted_20_Text"><text:s text:c="4"/>Bm <text:s text:c="7"/>A <text:s text:c="11"/>G <text:s text:c="12"/>A</text:p>
        <text:p text:style-name="Preformatted_20_Text">I'm trying to speak but no matter what I do </text:p>
        <text:p text:style-name="Preformatted_20_Text"><text:s text:c="2"/>F#m <text:s text:c="7"/>A <text:s text:c="15"/>E</text:p>
        <text:p text:style-name="Preformatted_20_Text">I just can't seem to make any sound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6"/>G <text:s text:c="28"/>A</text:p>
        <text:p text:style-name="Preformatted_20_Text">Oh-it must have been while you were kissing me </text:p>
        <text:p text:style-name="Preformatted_20_Text"><text:s text:c="4"/>D <text:s text:c="29"/>A</text:p>
        <text:p text:style-name="Preformatted_20_Text">You took the words right out of my mouth </text:p>
        <text:p text:style-name="Preformatted_20_Text"><text:s text:c="6"/>Bm <text:s text:c="3"/>G <text:s text:c="3"/>D</text:p>
        <text:p text:style-name="Preformatted_20_Text">And I swear it's true </text:p>
        <text:p text:style-name="Preformatted_20_Text"><text:s text:c="6"/>F#m <text:s text:c="16"/>D <text:s text:c="8"/>F#m <text:s/>E</text:p>
        <text:p text:style-name="Preformatted_20_Text">I was just about to say I love you (love you) 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6"/>G <text:s text:c="28"/>A</text:p>
        <text:p text:style-name="Preformatted_20_Text">Oh-it must have been while you were kissing me </text:p>
        <text:p text:style-name="Preformatted_20_Text"><text:s text:c="4"/>D <text:s text:c="29"/>A</text:p>
        <text:p text:style-name="Preformatted_20_Text">You took the words right out of my mouth </text:p>
        <text:p text:style-name="Preformatted_20_Text"><text:s text:c="6"/>Bm <text:s text:c="3"/>G <text:s text:c="3"/>D</text:p>
        <text:p text:style-name="Preformatted_20_Text">And I swear it's true </text:p>
        <text:p text:style-name="Preformatted_20_Text"><text:s text:c="6"/>F#m <text:s text:c="16"/>D <text:s text:c="8"/>F#m <text:s/>E</text:p>
        <text:p text:style-name="Preformatted_20_Text">I was just about to say I love you (love you)</text:p>
        <text:p text:style-name="Preformatted_20_Text"/>
        <text:p text:style-name="Preformatted_20_Text"><text:s text:c="7"/>A <text:s text:c="20"/>D</text:p>
        <text:p text:style-name="Preformatted_20_Text">Now my body is shaking like a wave on the water </text:p>
        <text:p text:style-name="Preformatted_20_Text"><text:s text:c="6"/>A <text:s text:c="26"/>D</text:p>
        <text:p text:style-name="Preformatted_20_Text"><text:soft-page-break/>And I guess that I'm beginning to grin </text:p>
        <text:p text:style-name="Preformatted_20_Text"><text:s text:c="12"/>A <text:s text:c="23"/>D</text:p>
        <text:p text:style-name="Preformatted_20_Text">Oooh, we're finally alone and we can do what we want to </text:p>
        <text:p text:style-name="Preformatted_20_Text"><text:s text:c="4"/>G</text:p>
        <text:p text:style-name="Preformatted_20_Text">The night is young </text:p>
        <text:p text:style-name="Preformatted_20_Text"><text:s text:c="10"/>Bm</text:p>
        <text:p text:style-name="Preformatted_20_Text">And ain't no one gonna know where you,</text:p>
        <text:p text:style-name="Preformatted_20_Text">Bm</text:p>
        <text:p text:style-name="Preformatted_20_Text">no one gonna know where you,</text:p>
        <text:p text:style-name="Preformatted_20_Text">Bm <text:s text:c="30"/>C</text:p>
        <text:p text:style-name="Preformatted_20_Text">no one's gonna know where you've been</text:p>
        <text:p text:style-name="Preformatted_20_Text"/>
        <text:p text:style-name="Preformatted_20_Text"><text:s text:c="9"/>A <text:s text:c="25"/>D</text:p>
        <text:p text:style-name="Preformatted_20_Text">You were licking your lips and your lipstick shining </text:p>
        <text:p text:style-name="Preformatted_20_Text"><text:s text:c="6"/>A <text:s text:c="22"/>D</text:p>
        <text:p text:style-name="Preformatted_20_Text">I was dying just to ask for a taste </text:p>
        <text:p text:style-name="Preformatted_20_Text"><text:s text:c="8"/>A <text:s text:c="18"/>D</text:p>
        <text:p text:style-name="Preformatted_20_Text">We were lying together in a silver lining </text:p>
        <text:p text:style-name="Preformatted_20_Text"><text:s text:c="7"/>G</text:p>
        <text:p text:style-name="Preformatted_20_Text">By the light of the moon </text:p>
        <text:p text:style-name="Preformatted_20_Text"><text:s text:c="17"/>Bm <text:s text:c="19"/>A</text:p>
        <text:p text:style-name="Preformatted_20_Text">You know there's not another moment to waste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6"/>G <text:s text:c="28"/>A</text:p>
        <text:p text:style-name="Preformatted_20_Text">Oh-it must have been while you were kissing me </text:p>
        <text:p text:style-name="Preformatted_20_Text"><text:s text:c="4"/>D <text:s text:c="29"/>A</text:p>
        <text:p text:style-name="Preformatted_20_Text">You took the words right out of my mouth </text:p>
        <text:p text:style-name="Preformatted_20_Text"><text:s text:c="6"/>Bm <text:s text:c="3"/>G <text:s text:c="3"/>D</text:p>
        <text:p text:style-name="Preformatted_20_Text">And I swear it's true </text:p>
        <text:p text:style-name="Preformatted_20_Text"><text:s text:c="6"/>F#m <text:s text:c="16"/>D <text:s text:c="8"/>F#m <text:s/>E</text:p>
        <text:p text:style-name="Preformatted_20_Text">I was just about to say I love you (love you)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6"/>G <text:s text:c="28"/>A</text:p>
        <text:p text:style-name="Preformatted_20_Text">Oh-it must have been while you were kissing me </text:p>
        <text:p text:style-name="Preformatted_20_Text"><text:s text:c="4"/>D <text:s text:c="29"/>A</text:p>
        <text:p text:style-name="Preformatted_20_Text">You took the words right out of my mouth </text:p>
        <text:p text:style-name="Preformatted_20_Text"><text:s text:c="6"/>Bm <text:s text:c="3"/>G <text:s text:c="3"/>D</text:p>
        <text:p text:style-name="Preformatted_20_Text">And I swear it's true </text:p>
        <text:p text:style-name="Preformatted_20_Text"><text:s text:c="6"/>F#m <text:s text:c="16"/>D <text:s text:c="8"/>F#m <text:s/>E</text:p>
        <text:p text:style-name="Preformatted_20_Text">I was just about to say I love you( love you) 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7"/>G <text:s text:c="28"/>A</text:p>
        <text:p text:style-name="Preformatted_20_Text">(Oh-it must have been while you were kissing me) </text:p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7"/>G <text:s text:c="28"/>A</text:p>
        <text:p text:style-name="Preformatted_20_Text">(Oh-it must have been while you were kissing me) 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7"/>G <text:s text:c="28"/>A</text:p>
        <text:p text:style-name="Preformatted_20_Text">(Oh-it must have been while you were kissing me) 3x</text:p>
        <text:p text:style-name="Preformatted_20_Text"/>
        <text:p text:style-name="Preformatted_20_Text"><text:s text:c="13"/>D <text:s text:c="29"/>A</text:p>
        <text:p text:style-name="Preformatted_20_Text">And then you took the words right out of my mouth </text:p>
        <text:p text:style-name="Preformatted_20_Text"><text:s text:c="6"/>G <text:s text:c="28"/>A</text:p>
        <text:p text:style-name="P3">Oh-it must have been while you were kissing me <text:s/>4x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31:59.40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2" meta:paragraph-count="115" meta:word-count="627" meta:character-count="4188"/>
  </office:meta>
</office:document-meta>
</file>